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9.1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2.19pt"/>
    </style:style>
    <style:style style:name="co4" style:family="table-column">
      <style:table-column-properties fo:break-before="auto" style:column-width="111.94pt"/>
    </style:style>
    <style:style style:name="co5" style:family="table-column">
      <style:table-column-properties fo:break-before="auto" style:column-width="94.05pt"/>
    </style:style>
    <style:style style:name="co6" style:family="table-column">
      <style:table-column-properties fo:break-before="auto" style:column-width="79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1" table:number-columns-repeated="8"/>
          <table:table-cell/>
          <table:table-cell table:style-name="ce1" office:value-type="string" calcext:value-type="string">
            <text:p>Observations: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BBALL IQ GROWTH TEENAGE</text:p>
          </table:table-cell>
          <table:table-cell table:style-name="ce1" table:number-columns-repeated="7"/>
          <table:table-cell table:number-columns-repeated="2"/>
          <table:table-cell office:value-type="string" calcext:value-type="string">
            <text:p>Player starting with 80 in an attribute gets to 95</text:p>
          </table:table-cell>
        </table:table-row>
        <table:table-row table:style-name="ro1"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Current Rating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Rating Delta</text:p>
          </table:table-cell>
          <table:table-cell table:style-name="ce1" office:value-type="string" calcext:value-type="string">
            <text:p>Growth Rate</text:p>
          </table:table-cell>
          <table:table-cell table:style-name="ce1" table:number-columns-repeated="2"/>
          <table:table-cell table:style-name="ce1" office:value-type="string" calcext:value-type="string">
            <text:p>Growth</text:p>
          </table:table-cell>
          <table:table-cell table:number-columns-repeated="2"/>
          <table:table-cell office:value-type="string" calcext:value-type="string">
            <text:p>Player starting with 25 can still get to 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table:formula="of:=[.C4]-[.B4]" office:value-type="float" office:value="39" calcext:value-type="float">
            <text:p>39</text:p>
          </table:table-cell>
          <table:table-cell office:value-type="float" office:value="0.33" calcext:value-type="float">
            <text:p>0.33</text:p>
          </table:table-cell>
          <table:table-cell table:number-columns-repeated="2"/>
          <table:table-cell table:formula="of:=([.E4]*[.D4]) / 1.2" office:value-type="float" office:value="10.725" calcext:value-type="float">
            <text:p>10.7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4]+[.H4]" office:value-type="float" office:value="70.725" calcext:value-type="float">
            <text:p>70.725</text:p>
          </table:table-cell>
          <table:table-cell office:value-type="float" office:value="99" calcext:value-type="float">
            <text:p>99</text:p>
          </table:table-cell>
          <table:table-cell table:formula="of:=[.C5]-[.B5]" office:value-type="float" office:value="28.275" calcext:value-type="float">
            <text:p>28.275</text:p>
          </table:table-cell>
          <table:table-cell office:value-type="float" office:value="0.33" calcext:value-type="float">
            <text:p>0.33</text:p>
          </table:table-cell>
          <table:table-cell table:number-columns-repeated="2"/>
          <table:table-cell table:formula="of:=[.E5]*[.D5]" office:value-type="float" office:value="9.33075" calcext:value-type="float">
            <text:p>9.33075</text:p>
          </table:table-cell>
          <table:table-cell table:number-columns-repeated="2"/>
          <table:table-cell office:value-type="string" calcext:value-type="string">
            <text:p>Could player with Kobe’s work ethic and drive get from 25 to 83 if he chose to make it a core of his game?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5]+[.H5]" office:value-type="float" office:value="80.05575" calcext:value-type="float">
            <text:p>80.05575</text:p>
          </table:table-cell>
          <table:table-cell office:value-type="float" office:value="99" calcext:value-type="float">
            <text:p>99</text:p>
          </table:table-cell>
          <table:table-cell table:formula="of:=[.C6]-[.B6]" office:value-type="float" office:value="18.94425" calcext:value-type="float">
            <text:p>18.94425</text:p>
          </table:table-cell>
          <table:table-cell office:value-type="float" office:value="0.33" calcext:value-type="float">
            <text:p>0.33</text:p>
          </table:table-cell>
          <table:table-cell table:number-columns-repeated="2"/>
          <table:table-cell table:formula="of:=([.E6]*[.D6])" office:value-type="float" office:value="6.2516025" calcext:value-type="float">
            <text:p>6.251602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6]+[.H6]" office:value-type="float" office:value="86.3073525" calcext:value-type="float">
            <text:p>86.3073525</text:p>
          </table:table-cell>
          <table:table-cell office:value-type="float" office:value="99" calcext:value-type="float">
            <text:p>99</text:p>
          </table:table-cell>
          <table:table-cell table:formula="of:=[.C7]-[.B7]" office:value-type="float" office:value="12.6926475" calcext:value-type="float">
            <text:p>12.6926475</text:p>
          </table:table-cell>
          <table:table-cell office:value-type="float" office:value="0.33" calcext:value-type="float">
            <text:p>0.33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ORE SKILL GROWTH EARLY 2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Current Rating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Rating Delta</text:p>
          </table:table-cell>
          <table:table-cell table:style-name="ce1" office:value-type="string" calcext:value-type="string">
            <text:p>Growth Rate Base</text:p>
          </table:table-cell>
          <table:table-cell table:style-name="ce1" office:value-type="string" calcext:value-type="string">
            <text:p>Talent</text:p>
          </table:table-cell>
          <table:table-cell table:style-name="ce1" office:value-type="string" calcext:value-type="string">
            <text:p>Discipline</text:p>
          </table:table-cell>
          <table:table-cell table:style-name="ce1" office:value-type="string" calcext:value-type="string">
            <text:p>Growth</text:p>
          </table:table-cell>
          <table:table-cell table:style-name="ce1" office:value-type="string" calcext:value-type="string">
            <text:p>Actual Growth</text:p>
          </table:table-cell>
          <table:table-cell table:style-name="ce1" office:value-type="string" calcext:value-type="string">
            <text:p>Observations: 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formula="of:=[.C11]-[.B11]" office:value-type="float" office:value="17" calcext:value-type="float">
            <text:p>17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99" calcext:value-type="float">
            <text:p>0.99</text:p>
          </table:table-cell>
          <table:table-cell table:formula="of:=[.D11]*[.E11]" office:value-type="float" office:value="3.91" calcext:value-type="float">
            <text:p>3.91</text:p>
          </table:table-cell>
          <table:table-cell table:formula="of:=[.H11]*([.G11]*[.F11])" office:value-type="float" office:value="3.832191" calcext:value-type="float">
            <text:p>3.832191</text:p>
          </table:table-cell>
          <table:table-cell table:style-name="ce1"/>
          <table:table-cell office:value-type="string" calcext:value-type="string">
            <text:p>Player rating ends in roughly the same place, regardless of base rati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11]+[.I11]" office:value-type="float" office:value="86.832191" calcext:value-type="float">
            <text:p>86.832191</text:p>
          </table:table-cell>
          <table:table-cell office:value-type="float" office:value="100" calcext:value-type="float">
            <text:p>100</text:p>
          </table:table-cell>
          <table:table-cell table:formula="of:=[.C12]-[.B12]" office:value-type="float" office:value="13.167809" calcext:value-type="float">
            <text:p>13.167809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99" calcext:value-type="float">
            <text:p>0.99</text:p>
          </table:table-cell>
          <table:table-cell table:formula="of:=[.D12]*[.E12]" office:value-type="float" office:value="3.02859607" calcext:value-type="float">
            <text:p>3.02859607</text:p>
          </table:table-cell>
          <table:table-cell table:formula="of:=[.H12]*([.G12]*[.F12])" office:value-type="float" office:value="2.968327008207" calcext:value-type="float">
            <text:p>2.968327008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12]+[.I12]" office:value-type="float" office:value="89.800518008207" calcext:value-type="float">
            <text:p>89.8005180082</text:p>
          </table:table-cell>
          <table:table-cell office:value-type="float" office:value="100" calcext:value-type="float">
            <text:p>100</text:p>
          </table:table-cell>
          <table:table-cell table:formula="of:=[.C13]-[.B13]" office:value-type="float" office:value="10.199481991793" calcext:value-type="float">
            <text:p>10.1994819918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99" calcext:value-type="float">
            <text:p>0.99</text:p>
          </table:table-cell>
          <table:table-cell table:formula="of:=[.D13]*[.E13]" office:value-type="float" office:value="2.34588085811239" calcext:value-type="float">
            <text:p>2.3458808581</text:p>
          </table:table-cell>
          <table:table-cell table:formula="of:=[.H13]*([.G13]*[.F13])" office:value-type="float" office:value="2.29919782903596" calcext:value-type="float">
            <text:p>2.29919782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13]+[.I13]" office:value-type="float" office:value="92.099715837243" calcext:value-type="float">
            <text:p>92.0997158372</text:p>
          </table:table-cell>
          <table:table-cell office:value-type="float" office:value="100" calcext:value-type="float">
            <text:p>100</text:p>
          </table:table-cell>
          <table:table-cell table:formula="of:=[.C14]-[.B14]" office:value-type="float" office:value="7.90028416275705" calcext:value-type="float">
            <text:p>7.9002841628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99" calcext:value-type="float">
            <text:p>0.99</text:p>
          </table:table-cell>
          <table:table-cell table:formula="of:=[.D14]*[.E14]" office:value-type="float" office:value="1.81706535743412" calcext:value-type="float">
            <text:p>1.8170653574</text:p>
          </table:table-cell>
          <table:table-cell table:formula="of:=[.H14]*([.G14]*[.F14])" office:value-type="float" office:value="1.78090575682118" calcext:value-type="float">
            <text:p>1.780905756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14]+[.I14]" office:value-type="float" office:value="93.8806215940641" calcext:value-type="float">
            <text:p>93.8806215941</text:p>
          </table:table-cell>
          <table:table-cell office:value-type="float" office:value="100" calcext:value-type="float">
            <text:p>100</text:p>
          </table:table-cell>
          <table:table-cell table:formula="of:=[.C15]-[.B15]" office:value-type="float" office:value="6.11937840593586" calcext:value-type="float">
            <text:p>6.1193784059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99" calcext:value-type="float">
            <text:p>0.99</text:p>
          </table:table-cell>
          <table:table-cell table:formula="of:=[.D15]*[.E15]" office:value-type="float" office:value="1.40745703336525" calcext:value-type="float">
            <text:p>1.4074570334</text:p>
          </table:table-cell>
          <table:table-cell table:formula="of:=[.H15]*([.G15]*[.F15])" office:value-type="float" office:value="1.37944863840128" calcext:value-type="float">
            <text:p>1.379448638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15]+[.I15]" office:value-type="float" office:value="95.2600702324654" calcext:value-type="float">
            <text:p>95.2600702325</text:p>
          </table:table-cell>
          <table:table-cell office:value-type="float" office:value="100" calcext:value-type="float">
            <text:p>100</text:p>
          </table:table-cell>
          <table:table-cell table:formula="of:=[.C16]-[.B16]" office:value-type="float" office:value="4.73992976753458" calcext:value-type="float">
            <text:p>4.7399297675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99" calcext:value-type="float">
            <text:p>0.99</text:p>
          </table:table-cell>
          <table:table-cell table:formula="of:=[.D16]*[.E16]" office:value-type="float" office:value="1.09018384653295" calcext:value-type="float">
            <text:p>1.0901838465</text:p>
          </table:table-cell>
          <table:table-cell table:formula="of:=[.H16]*([.G16]*[.F16])" office:value-type="float" office:value="1.06848918798695" calcext:value-type="float">
            <text:p>1.068489188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PRIMARY SKILL GROWER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Current Rating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Rating Delta</text:p>
          </table:table-cell>
          <table:table-cell table:style-name="ce1" office:value-type="string" calcext:value-type="string">
            <text:p>Growth Rate Base</text:p>
          </table:table-cell>
          <table:table-cell table:style-name="ce1" office:value-type="string" calcext:value-type="string">
            <text:p>Max Possible Growth</text:p>
          </table:table-cell>
          <table:table-cell table:style-name="ce1" office:value-type="string" calcext:value-type="string">
            <text:p>Talent</text:p>
          </table:table-cell>
          <table:table-cell table:style-name="ce1" office:value-type="string" calcext:value-type="string">
            <text:p>Discipline</text:p>
          </table:table-cell>
          <table:table-cell table:style-name="ce1" office:value-type="string" calcext:value-type="string">
            <text:p>Actual Growth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formula="of:=[.C21]-[.B21]" office:value-type="float" office:value="17" calcext:value-type="float">
            <text:p>17</text:p>
          </table:table-cell>
          <table:table-cell office:value-type="float" office:value="0.26" calcext:value-type="float">
            <text:p>0.26</text:p>
          </table:table-cell>
          <table:table-cell table:formula="of:=[.D21]*[.E21]" office:value-type="float" office:value="4.42" calcext:value-type="float">
            <text:p>4.42</text:p>
          </table:table-cell>
          <table:table-cell table:number-columns-repeated="2" office:value-type="float" office:value="0.99" calcext:value-type="float">
            <text:p>0.99</text:p>
          </table:table-cell>
          <table:table-cell table:formula="of:=[.F21]*([.G21]*[.H21])" office:value-type="float" office:value="4.332042" calcext:value-type="float">
            <text:p>4.33204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1]+[.I21]" office:value-type="float" office:value="87.332042" calcext:value-type="float">
            <text:p>87.332042</text:p>
          </table:table-cell>
          <table:table-cell office:value-type="float" office:value="100" calcext:value-type="float">
            <text:p>100</text:p>
          </table:table-cell>
          <table:table-cell table:formula="of:=[.C22]-[.B22]" office:value-type="float" office:value="12.667958" calcext:value-type="float">
            <text:p>12.667958</text:p>
          </table:table-cell>
          <table:table-cell office:value-type="float" office:value="0.26" calcext:value-type="float">
            <text:p>0.26</text:p>
          </table:table-cell>
          <table:table-cell table:formula="of:=[.D22]*[.E22]" office:value-type="float" office:value="3.29366908" calcext:value-type="float">
            <text:p>3.29366908</text:p>
          </table:table-cell>
          <table:table-cell table:number-columns-repeated="2" office:value-type="float" office:value="0.99" calcext:value-type="float">
            <text:p>0.99</text:p>
          </table:table-cell>
          <table:table-cell table:formula="of:=[.F22]*[.G22]" office:value-type="float" office:value="3.2607323892" calcext:value-type="float">
            <text:p>3.260732389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2]+[.I22]" office:value-type="float" office:value="90.5927743892" calcext:value-type="float">
            <text:p>90.5927743892</text:p>
          </table:table-cell>
          <table:table-cell office:value-type="float" office:value="100" calcext:value-type="float">
            <text:p>100</text:p>
          </table:table-cell>
          <table:table-cell table:formula="of:=[.C23]-[.B23]" office:value-type="float" office:value="9.4072256108" calcext:value-type="float">
            <text:p>9.4072256108</text:p>
          </table:table-cell>
          <table:table-cell office:value-type="float" office:value="0.26" calcext:value-type="float">
            <text:p>0.26</text:p>
          </table:table-cell>
          <table:table-cell table:formula="of:=[.D23]*[.E23]" office:value-type="float" office:value="2.445878658808" calcext:value-type="float">
            <text:p>2.4458786588</text:p>
          </table:table-cell>
          <table:table-cell table:number-columns-repeated="2" office:value-type="float" office:value="0.99" calcext:value-type="float">
            <text:p>0.99</text:p>
          </table:table-cell>
          <table:table-cell table:formula="of:=[.F23]*[.G23]" office:value-type="float" office:value="2.42141987221992" calcext:value-type="float">
            <text:p>2.421419872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0/00/0000</text:date>, <text:time style:data-style-name="N2" text:time-value="09:50:03.932996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0:34:44.261960766</meta:creation-date>
    <meta:editing-duration>PT5H56M46S</meta:editing-duration>
    <meta:editing-cycles>10</meta:editing-cycles>
    <meta:generator>LibreOffice/5.1.6.2$Linux_X86_64 LibreOffice_project/10m0$Build-2</meta:generator>
    <dc:date>2018-09-03T09:54:40.058555304</dc:date>
    <meta:document-statistic meta:table-count="1" meta:cell-count="138" meta:object-count="0"/>
  </office:meta>
</office:document-meta>
</file>